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P10" style:parent-style-name="Standard" style:master-page-name="MPF1" style:family="paragraph">
      <style:paragraph-properties fo:break-before="page"/>
    </style:style>
    <style:style style:name="P1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19" style:family="table-column">
      <style:table-column-properties style:column-width="6.5958in" style:use-optimal-column-width="false"/>
    </style:style>
    <style:style style:name="Table18" style:family="table">
      <style:table-properties style:width="6.5958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text-align="center" fo:margin-top="0in" fo:margin-bottom="0in"/>
    </style:style>
    <style:style style:name="T23" style:parent-style-name="Fuentedepárrafopredeter." style:family="text">
      <style:text-properties fo:font-size="16pt" style:font-size-asian="16pt" style:font-size-complex="16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fo:background-color="#D0E0E3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margin-top="0in" fo:margin-bottom="0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margin-top="0in" fo:margin-bottom="0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margin-top="0in" fo:margin-bottom="0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margin-top="0in" fo:margin-bottom="0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margin-top="0in" fo:margin-bottom="0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margin-top="0in" fo:margin-bottom="0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margin-top="0in" fo:margin-bottom="0in"/>
    </style:style>
    <style:style style:name="P45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46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48" style:family="table-column">
      <style:table-column-properties style:column-width="1.1in" style:use-optimal-column-width="false"/>
    </style:style>
    <style:style style:name="TableColumn49" style:family="table-column">
      <style:table-column-properties style:column-width="1.0993in" style:use-optimal-column-width="false"/>
    </style:style>
    <style:style style:name="TableColumn50" style:family="table-column">
      <style:table-column-properties style:column-width="1.0993in" style:use-optimal-column-width="false"/>
    </style:style>
    <style:style style:name="TableColumn51" style:family="table-column">
      <style:table-column-properties style:column-width="1.1in" style:use-optimal-column-width="false"/>
    </style:style>
    <style:style style:name="TableColumn52" style:family="table-column">
      <style:table-column-properties style:column-width="1.0993in" style:use-optimal-column-width="false"/>
    </style:style>
    <style:style style:name="TableColumn53" style:family="table-column">
      <style:table-column-properties style:column-width="1.0979in" style:use-optimal-column-width="false"/>
    </style:style>
    <style:style style:name="Table47" style:family="table">
      <style:table-properties style:width="6.5958in" fo:margin-left="0in" table:align="left"/>
    </style:style>
    <style:style style:name="TableRow54" style:family="table-row">
      <style:table-row-properties style:min-row-height="0.3611in" style:use-optimal-row-height="false"/>
    </style:style>
    <style:style style:name="TableCell55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margin-top="0in" fo:margin-bottom="0in"/>
    </style:style>
    <style:style style:name="T57" style:parent-style-name="Fuentedepárrafopredeter." style:family="text">
      <style:text-properties fo:font-size="16pt" style:font-size-asian="16pt" style:font-size-complex="16pt"/>
    </style:style>
    <style:style style:name="P58" style:parent-style-name="Standard" style:family="paragraph">
      <style:paragraph-properties fo:text-align="start" fo:margin-top="0in" fo:margin-bottom="0in"/>
      <style:text-properties fo:font-size="16pt" style:font-size-asian="16pt" style:font-size-complex="16pt"/>
    </style:style>
    <style:style style:name="TableRow59" style:family="table-row">
      <style:table-row-properties style:min-row-height="0.6979in" style:use-optimal-row-height="false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margin-top="0in" fo:margin-bottom="0in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margin-top="0in" fo:margin-bottom="0in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margin-top="0in" fo:margin-bottom="0in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margin-top="0in" fo:margin-bottom="0in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margin-top="0in" fo:margin-bottom="0in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margin-top="0in" fo:margin-bottom="0in"/>
    </style:style>
    <style:style style:name="TableRow72" style:family="table-row">
      <style:table-row-properties style:min-row-height="0.4166in" style:use-optimal-row-height="false"/>
    </style:style>
    <style:style style:name="TableCell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margin-top="0in" fo:margin-bottom="0in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Standard" style:family="paragraph">
      <style:paragraph-properties fo:margin-top="0in" fo:margin-bottom="0in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margin-top="0in" fo:margin-bottom="0in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margin-top="0in" fo:margin-bottom="0in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margin-top="0in" fo:margin-bottom="0in"/>
    </style:style>
    <style:style style:name="P83" style:parent-style-name="Standard" style:family="paragraph">
      <style:paragraph-properties fo:margin-top="0in" fo:margin-bottom="0in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margin-top="0in" fo:margin-bottom="0in"/>
    </style:style>
    <style:style style:name="P86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8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Contracte d'equip</text:span><text:span text:style-name="T9"><text:line-break/></text:span>Sergi Squad</text:p>
      <text:soft-page-break/>
      <text:p text:style-name="P10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COMPROMISOS</text:span></text:p>
          </table:table-cell>
        </table:table-row>
        <table:table-row table:style-name="TableRow24">
          <table:table-cell table:style-name="TableCell25">
            <text:p text:style-name="P26">L'alumnat part de l'equip es compromet a:</text:p>
          </table:table-cell>
        </table:table-row>
        <table:table-row table:style-name="TableRow27">
          <table:table-cell table:style-name="TableCell28">
            <text:p text:style-name="P29">Assistir amb puntualitat a les sessions de treball del projecte.</text:p>
          </table:table-cell>
        </table:table-row>
        <table:table-row table:style-name="TableRow30">
          <table:table-cell table:style-name="TableCell31">
            <text:p text:style-name="P32">Treballar en igualtat de responsabilitats per brindar un treball òptim.</text:p>
          </table:table-cell>
        </table:table-row>
        <table:table-row table:style-name="TableRow33">
          <table:table-cell table:style-name="TableCell34">
            <text:p text:style-name="P35">Mantenir un bon clima de treball, deixant de banda actituds negatives que poguessin perjudicar el projecte i/o crear un mal ambient de treball.</text:p>
          </table:table-cell>
        </table:table-row>
        <table:table-row table:style-name="TableRow36">
          <table:table-cell table:style-name="TableCell37">
            <text:p text:style-name="P38">Fer per mantenir-se informat del que estem fent en tot moment.</text:p>
          </table:table-cell>
        </table:table-row>
        <table:table-row table:style-name="TableRow39">
          <table:table-cell table:style-name="TableCell40">
            <text:p text:style-name="P41">Aquella persona que tingui un nombre de faltes<text:s/>injustificades superior al 15%, no obtindrà una nota superior a un 3.</text:p>
          </table:table-cell>
        </table:table-row>
        <table:table-row table:style-name="TableRow42">
          <table:table-cell table:style-name="TableCell43">
            <text:p text:style-name="P44">Disponibilitat telemàtica en el cas de no poder assistir.</text:p>
          </table:table-cell>
        </table:table-row>
      </table:table>
      <text:p text:style-name="P45"/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columns-spanned="6">
            <text:p text:style-name="P56"><text:span text:style-name="T57">SIGNATURA COMPONENTS DE L'EQUIP DE TREBALL</text:span></text:p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FRANCISCO JAVIER TAMARIT GONZALEZ</text:p>
          </table:table-cell>
          <table:table-cell table:style-name="TableCell75">
            <text:p text:style-name="P76">ESTHER TALAVERA TABERNERO</text:p>
          </table:table-cell>
          <table:table-cell table:style-name="TableCell77">
            <text:p text:style-name="P78">CASSANDRA SOWA CANDELA</text:p>
          </table:table-cell>
          <table:table-cell table:style-name="TableCell79">
            <text:p text:style-name="P80">FEDERICO ADRIA CARRASCO</text:p>
          </table:table-cell>
          <table:table-cell table:style-name="TableCell81">
            <text:p text:style-name="P82">SERGI</text:p>
            <text:p text:style-name="P83">GARCÍA</text:p>
          </table:table-cell>
          <table:table-cell table:style-name="TableCell84">
            <text:p text:style-name="P85"/>
          </table:table-cell>
        </table:table-row>
      </table:table>
      <text:p text:style-name="P86"/>
      <text:p text:style-name="P8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1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4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1"/>
        <text:p text:style-name="P12"/>
        <text:p text:style-name="P13"/>
      </style:header>
      <style:footer>
        <text:p text:style-name="P14"><text:span text:style-name="T15"><text:tab/></text:span><text:span text:style-name="T16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22T14:38:00Z</meta:creation-date>
    <dc:date>2021-09-23T16:15:00Z</dc:date>
    <meta:template xlink:href="Normal" xlink:type="simple"/>
    <meta:editing-cycles>6</meta:editing-cycles>
    <meta:editing-duration>PT720S</meta:editing-duration>
    <meta:document-statistic meta:page-count="2" meta:paragraph-count="1" meta:word-count="122" meta:character-count="793" meta:row-count="5" meta:non-whitespace-character-count="672"/>
  </office:meta>
</office:document-meta>
</file>